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textarea-horizontal-align="justify" draw:textarea-vertical-align="middle" draw:auto-grow-height="false" fo:min-height="0.435cm" fo:min-width="1.685cm"/>
    </style:style>
    <style:style style:name="gr2" style:family="graphic" style:parent-style-name="measure">
      <style:graphic-properties draw:textarea-horizontal-align="justify" draw:textarea-vertical-align="middle" draw:auto-grow-height="false" fo:min-height="0.47cm" fo:min-width="4.072cm"/>
    </style:style>
    <style:style style:name="gr3" style:family="graphic" style:parent-style-name="measure">
      <style:graphic-properties draw:textarea-horizontal-align="justify" draw:textarea-vertical-align="middle" draw:auto-grow-height="false" fo:min-height="0.47cm" fo:min-width="3.241cm"/>
    </style:style>
    <style:style style:name="gr4" style:family="graphic" style:parent-style-name="measure">
      <style:graphic-properties draw:textarea-horizontal-align="justify" draw:textarea-vertical-align="middle" draw:auto-grow-height="false" fo:min-height="0.47cm" fo:min-width="2.675cm"/>
    </style:style>
    <style:style style:name="gr5" style:family="graphic" style:parent-style-name="measure">
      <style:graphic-properties draw:textarea-horizontal-align="justify" draw:textarea-vertical-align="middle" draw:auto-grow-height="false" fo:min-height="0.47cm" fo:min-width="3.182cm"/>
    </style:style>
    <style:style style:name="gr6" style:family="graphic" style:parent-style-name="measure">
      <style:graphic-properties draw:textarea-horizontal-align="justify" draw:textarea-vertical-align="middle" draw:auto-grow-height="false" fo:min-height="0.47cm" fo:min-width="2.272cm"/>
    </style:style>
    <style:style style:name="gr7" style:family="graphic" style:parent-style-name="measure">
      <style:graphic-properties draw:textarea-horizontal-align="justify" draw:textarea-vertical-align="middle" draw:auto-grow-height="false" fo:min-height="0.47cm" fo:min-width="2.58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measure">
      <style:graphic-properties draw:textarea-horizontal-align="justify" draw:textarea-vertical-align="middle" draw:auto-grow-height="false" fo:min-height="0.377cm" fo:min-width="1.792cm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4.557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91cm" svg:height="0.684cm" svg:x="1.727cm" svg:y="4.429cm">
          <text:p text:style-name="P1"><text:span text:style-name="T1">Bebop camer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3.591cm" svg:height="0.684cm" svg:x="1.635cm" svg:y="6.276cm">
          <text:p text:style-name="P1"><text:span text:style-name="T1">Stereo camer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6" draw:id="id6" draw:layer="layout" svg:width="3.591cm" svg:height="0.684cm" svg:x="1.635cm" svg:y="8.124cm">
          <text:p text:style-name="P1"><text:span text:style-name="T1">Stereo odomet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3.591cm" svg:height="0.684cm" svg:x="1.635cm" svg:y="9.968cm">
          <text:p text:style-name="P1"><text:span text:style-name="T1">Bebop odomet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4.572cm" svg:height="0.72cm" svg:x="7.35cm" svg:y="3.411cm">
          <text:p text:style-name="P1"><text:span text:style-name="T2">gate_crossing_det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3.741cm" svg:height="0.72cm" svg:x="7.35cm" svg:y="5.307cm">
          <text:p text:style-name="P1"><text:span text:style-name="T2">gate_det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3.741cm" svg:height="0.72cm" svg:x="7.35cm" svg:y="6.615cm">
          <text:p text:style-name="P1"><text:span text:style-name="T2">obstacle_det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7" draw:id="id7" draw:layer="layout" svg:width="3.741cm" svg:height="0.72cm" svg:x="7.35cm" svg:y="8.968cm">
          <text:p text:style-name="P1"><text:span text:style-name="T2">odometry_merge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3.175cm" svg:height="0.72cm" svg:x="13.492cm" svg:y="3.411cm">
          <text:p text:style-name="P1"><text:span text:style-name="T2">state_machine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1" draw:id="id11" draw:layer="layout" svg:width="3.682cm" svg:height="0.72cm" svg:x="13.492cm" svg:y="5.251cm">
          <text:p text:style-name="P1"><text:span text:style-name="T2">path_planner_blind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3" draw:id="id13" draw:layer="layout" svg:width="2.772cm" svg:height="0.72cm" svg:x="22.957cm" svg:y="5.877cm">
          <text:p text:style-name="P1"><text:span text:style-name="T2">driving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2" draw:id="id12" draw:layer="layout" svg:width="2.772cm" svg:height="0.72cm" svg:x="18.616cm" svg:y="5.877cm">
          <text:p text:style-name="P1"><text:span text:style-name="T2">naviga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5" draw:id="id15" draw:layer="layout" svg:width="3.089cm" svg:height="0.72cm" svg:x="23.039cm" svg:y="2.555cm">
          <text:p text:style-name="P1"><text:span text:style-name="T2">ground_output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3.089cm" svg:height="0.72cm" svg:x="17.648cm" svg:y="11.107cm">
          <text:p text:style-name="P1"><text:span text:style-name="T2">ground_input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9" draw:id="id9" draw:layer="layout" svg:width="3.682cm" svg:height="0.72cm" svg:x="13.492cm" svg:y="6.591cm">
          <text:p text:style-name="P1"><text:span text:style-name="T2">path_planner_visual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" svg:x1="4.953cm" svg:y1="4.771cm" svg:x2="7.35cm" svg:y2="3.771cm" draw:start-shape="id1" draw:start-glue-point="9" draw:end-shape="id2" draw:end-glue-point="5" svg:d="M4953 4771l2397-1000" svg:viewBox="0 0 2398 1001">
          <text:p/>
        </draw:connector>
        <draw:connector draw:style-name="gr8" draw:text-style-name="P4" draw:layer="layout" draw:type="line" svg:x1="4.953cm" svg:y1="4.771cm" svg:x2="7.35cm" svg:y2="5.667cm" draw:start-shape="id1" draw:start-glue-point="9" draw:end-shape="id3" draw:end-glue-point="5" svg:d="M4953 4771l2397 896" svg:viewBox="0 0 2398 897">
          <text:p/>
        </draw:connector>
        <draw:connector draw:style-name="gr8" draw:text-style-name="P4" draw:layer="layout" draw:type="line" svg:x1="4.861cm" svg:y1="6.618cm" svg:x2="7.35cm" svg:y2="5.667cm" draw:start-shape="id4" draw:start-glue-point="9" draw:end-shape="id3" draw:end-glue-point="5" svg:d="M4861 6618l2489-951" svg:viewBox="0 0 2490 952">
          <text:p/>
        </draw:connector>
        <draw:connector draw:style-name="gr8" draw:text-style-name="P4" draw:layer="layout" draw:type="line" svg:x1="4.861cm" svg:y1="6.618cm" svg:x2="7.35cm" svg:y2="6.975cm" draw:start-shape="id4" draw:start-glue-point="9" draw:end-shape="id5" draw:end-glue-point="5" svg:d="M4861 6618l2489 357" svg:viewBox="0 0 2490 358">
          <text:p/>
        </draw:connector>
        <draw:connector draw:style-name="gr8" draw:text-style-name="P4" draw:layer="layout" draw:type="line" svg:x1="4.861cm" svg:y1="8.466cm" svg:x2="7.35cm" svg:y2="9.328cm" draw:start-shape="id6" draw:start-glue-point="9" draw:end-shape="id7" draw:end-glue-point="5" svg:d="M4861 8466l2489 862" svg:viewBox="0 0 2490 863">
          <text:p/>
        </draw:connector>
        <draw:connector draw:style-name="gr8" draw:text-style-name="P4" draw:layer="layout" draw:type="line" svg:x1="4.861cm" svg:y1="10.31cm" svg:x2="7.35cm" svg:y2="9.328cm" draw:start-shape="id8" draw:start-glue-point="9" draw:end-shape="id7" draw:end-glue-point="5" svg:d="M4861 10310l2489-982" svg:viewBox="0 0 2490 983">
          <text:p/>
        </draw:connector>
        <draw:connector draw:style-name="gr8" draw:text-style-name="P4" draw:layer="layout" draw:type="line" svg:x1="11.091cm" svg:y1="5.667cm" svg:x2="13.492cm" svg:y2="6.951cm" draw:start-shape="id3" draw:start-glue-point="7" draw:end-shape="id9" draw:end-glue-point="5" svg:d="M11091 5667l2401 1284" svg:viewBox="0 0 2402 1285">
          <text:p/>
        </draw:connector>
        <draw:connector draw:style-name="gr8" draw:text-style-name="P4" draw:layer="layout" draw:type="line" svg:x1="11.091cm" svg:y1="6.975cm" svg:x2="13.492cm" svg:y2="6.951cm" draw:start-shape="id5" draw:start-glue-point="7" draw:end-shape="id9" draw:end-glue-point="5" svg:d="M11091 6975l2401-24" svg:viewBox="0 0 2402 25">
          <text:p/>
        </draw:connector>
        <draw:connector draw:style-name="gr8" draw:text-style-name="P4" draw:layer="layout" draw:type="line" svg:x1="11.091cm" svg:y1="9.328cm" svg:x2="13.492cm" svg:y2="6.951cm" draw:start-shape="id7" draw:start-glue-point="7" draw:end-shape="id9" draw:end-glue-point="5" svg:d="M11091 9328l2401-2377" svg:viewBox="0 0 2402 2378">
          <text:p/>
        </draw:connector>
        <draw:connector draw:style-name="gr8" draw:text-style-name="P4" draw:layer="layout" draw:type="line" svg:x1="11.922cm" svg:y1="3.771cm" svg:x2="13.492cm" svg:y2="3.771cm" draw:start-shape="id2" draw:start-glue-point="7" draw:end-shape="id10" draw:end-glue-point="5" svg:d="M11922 3771h1570" svg:viewBox="0 0 1571 1">
          <text:p/>
        </draw:connector>
        <draw:connector draw:style-name="gr8" draw:text-style-name="P4" draw:layer="layout" svg:x1="16.667cm" svg:y1="3.771cm" svg:x2="7.35cm" svg:y2="3.771cm" draw:start-shape="id10" draw:start-glue-point="7" draw:end-shape="id2" draw:end-glue-point="5" svg:d="M16667 3771h501v862h-10319v-862h501" svg:viewBox="0 0 10320 863">
          <text:p/>
        </draw:connector>
        <draw:connector draw:style-name="gr8" draw:text-style-name="P4" draw:layer="layout" svg:x1="16.667cm" svg:y1="3.771cm" svg:x2="7.35cm" svg:y2="5.667cm" draw:start-shape="id10" draw:start-glue-point="7" draw:end-shape="id3" draw:end-glue-point="5" svg:d="M16667 3771h501v949h-10320v947h502" svg:viewBox="0 0 10321 1897">
          <text:p/>
        </draw:connector>
        <draw:connector draw:style-name="gr8" draw:text-style-name="P4" draw:layer="layout" svg:x1="16.667cm" svg:y1="3.771cm" svg:x2="13.492cm" svg:y2="5.611cm" draw:start-shape="id10" draw:start-glue-point="7" draw:end-shape="id11" draw:end-glue-point="5" svg:d="M16667 3771h501v921h-4177v919h501" svg:viewBox="0 0 4178 1841">
          <text:p/>
        </draw:connector>
        <draw:connector draw:style-name="gr8" draw:text-style-name="P4" draw:layer="layout" draw:type="line" svg:x1="17.174cm" svg:y1="5.611cm" svg:x2="18.616cm" svg:y2="6.237cm" draw:start-shape="id11" draw:start-glue-point="7" draw:end-shape="id12" draw:end-glue-point="5" svg:d="M17174 5611l1442 626" svg:viewBox="0 0 1443 627">
          <text:p/>
        </draw:connector>
        <draw:connector draw:style-name="gr8" draw:text-style-name="P4" draw:layer="layout" draw:type="line" svg:x1="17.174cm" svg:y1="6.951cm" svg:x2="18.616cm" svg:y2="6.237cm" draw:start-shape="id9" draw:start-glue-point="7" draw:end-shape="id12" draw:end-glue-point="5" svg:d="M17174 6951l1442-714" svg:viewBox="0 0 1443 715">
          <text:p/>
        </draw:connector>
        <draw:connector draw:style-name="gr8" draw:text-style-name="P4" draw:layer="layout" draw:type="line" svg:x1="21.388cm" svg:y1="6.237cm" svg:x2="22.957cm" svg:y2="6.237cm" draw:start-shape="id12" draw:start-glue-point="7" draw:end-shape="id13" draw:end-glue-point="5" svg:d="M21388 6237h1569" svg:viewBox="0 0 1570 1">
          <text:p/>
        </draw:connector>
        <draw:connector draw:style-name="gr8" draw:text-style-name="P4" draw:layer="layout" draw:line-skew="3.418cm" svg:x1="11.091cm" svg:y1="9.328cm" svg:x2="18.616cm" svg:y2="6.237cm" draw:start-shape="id7" draw:start-glue-point="7" draw:end-shape="id12" draw:end-glue-point="5" svg:d="M11091 9328h7181v-3091h344" svg:viewBox="0 0 7526 3092">
          <text:p/>
        </draw:connector>
        <draw:custom-shape draw:style-name="gr9" draw:text-style-name="P3" xml:id="id14" draw:id="id14" draw:layer="layout" svg:width="2.54cm" svg:height="0.889cm" svg:x="23.073cm" svg:y="7.858cm">
          <text:p text:style-name="P3"><text:span text:style-name="T2">Beb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draw:type="line" svg:x1="24.343cm" svg:y1="6.597cm" svg:x2="24.343cm" svg:y2="7.858cm" draw:start-shape="id13" draw:start-glue-point="6" draw:end-shape="id14" draw:end-glue-point="4" svg:d="M24343 6597v1261" svg:viewBox="0 0 1 1262">
          <text:p/>
        </draw:connector>
        <draw:connector draw:style-name="gr8" draw:text-style-name="P4" draw:layer="layout" svg:x1="23.039cm" svg:y1="2.915cm" svg:x2="13.492cm" svg:y2="3.771cm" draw:start-shape="id15" draw:start-glue-point="5" draw:end-shape="id10" draw:end-glue-point="5" svg:d="M23039 2915h-3186v-5h-6863v861h502" svg:viewBox="0 0 10050 862">
          <text:p/>
        </draw:connector>
        <draw:connector draw:style-name="gr8" draw:text-style-name="P4" draw:layer="layout" draw:line-skew="-0.338cm" svg:x1="23.039cm" svg:y1="2.915cm" svg:x2="22.957cm" svg:y2="6.237cm" draw:start-shape="id15" draw:start-glue-point="5" draw:end-shape="id13" draw:end-glue-point="5" svg:d="M23039 2915h-921v3322h839" svg:viewBox="0 0 922 3323">
          <text:p/>
        </draw:connector>
        <draw:custom-shape draw:style-name="gr1" draw:text-style-name="P2" draw:layer="layout" svg:width="3.591cm" svg:height="0.684cm" svg:x="1.6cm" svg:y="11.619cm">
          <text:p text:style-name="P1"><text:span text:style-name="T1">Bebop stat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3" draw:layer="layout" svg:width="5.461cm" svg:height="1.27cm" svg:x="18.791cm" svg:y="9.16cm">
          <text:p text:style-name="P1"><text:span text:style-name="T2">Collec</text:span><text:span text:style-name="T2">t all </text:span><text:span text:style-name="T2">neces</text:span><text:span text:style-name="T2">sary </text:span><text:span text:style-name="T2">inform</text:span><text:span text:style-name="T2">ation</text:span></text:p>
          <text:p text:style-name="P1"><text:span text:style-name="T2">and </text:span><text:span text:style-name="T2">displa</text:span><text:span text:style-name="T2">y in a </text:span><text:span text:style-name="T2">gui</text:span></text:p>
          <draw:enhanced-geometry svg:viewBox="0 0 21600 21600" draw:text-areas="800 800 20800 20800" draw:type="round-rectangular-callout" draw:modifiers="3919.00402782863 31915.6569630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36:09.811258704</meta:creation-date>
    <meta:editing-duration>PT5M7S</meta:editing-duration>
    <meta:editing-cycles>2</meta:editing-cycles>
    <meta:generator>LibreOffice/5.1.6.2$Linux_X86_64 LibreOffice_project/10m0$Build-2</meta:generator>
    <dc:date>2018-06-19T12:41:15.697640710</dc:date>
    <meta:document-statistic meta:object-count="38"/>
  </office:meta>
</office:document-meta>
</file>